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1707a6" officeooo:paragraph-rsid="001707a6"/>
    </style:style>
    <style:style style:name="P2" style:family="paragraph" style:parent-style-name="Text_20_body">
      <style:text-properties officeooo:rsid="001707a6" officeooo:paragraph-rsid="001707a6"/>
    </style:style>
    <style:style style:name="P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1707a6" officeooo:paragraph-rsid="001707a6"/>
    </style:style>
    <style:style style:name="P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17a7e9" officeooo:paragraph-rsid="0017a7e9"/>
    </style:style>
    <style:style style:name="P5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18a714" officeooo:paragraph-rsid="0018a714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none" officeooo:rsid="0017a7e9" officeooo:paragraph-rsid="0017a7e9"/>
    </style:style>
    <style:style style:name="P7" style:family="paragraph" style:parent-style-name="Text_20_body" style:list-style-name="L1">
      <style:paragraph-properties fo:text-align="start" style:justify-single-word="false"/>
      <style:text-properties style:text-underline-style="none" officeooo:rsid="001c8321" officeooo:paragraph-rsid="001c8321"/>
    </style:style>
    <style:style style:name="P8" style:family="paragraph" style:parent-style-name="Text_20_body" style:list-style-name="L3">
      <style:paragraph-properties fo:text-align="start" style:justify-single-word="false"/>
      <style:text-properties style:text-underline-style="none" officeooo:rsid="001c8321" officeooo:paragraph-rsid="001c8321"/>
    </style:style>
    <style:style style:name="P9" style:family="paragraph" style:parent-style-name="Text_20_body" style:list-style-name="L3">
      <style:paragraph-properties fo:text-align="start" style:justify-single-word="false"/>
      <style:text-properties style:text-underline-style="none" officeooo:rsid="001a0791" officeooo:paragraph-rsid="001a0791"/>
    </style:style>
    <style:style style:name="P10" style:family="paragraph" style:parent-style-name="Text_20_body" style:list-style-name="L3">
      <style:paragraph-properties fo:text-align="start" style:justify-single-word="false"/>
      <style:text-properties style:text-underline-style="none" officeooo:rsid="001a0791" officeooo:paragraph-rsid="002470ef"/>
    </style:style>
    <style:style style:name="P11" style:family="paragraph" style:parent-style-name="Text_20_body" style:list-style-name="L3">
      <style:paragraph-properties fo:text-align="start" style:justify-single-word="false"/>
      <style:text-properties style:text-underline-style="none" officeooo:rsid="001a0791" officeooo:paragraph-rsid="0021859d"/>
    </style:style>
    <style:style style:name="P12" style:family="paragraph" style:parent-style-name="Text_20_body" style:list-style-name="L3">
      <style:paragraph-properties fo:text-align="start" style:justify-single-word="false"/>
      <style:text-properties style:text-underline-style="none" officeooo:rsid="001e6df4" officeooo:paragraph-rsid="001e6df4"/>
    </style:style>
    <style:style style:name="P13" style:family="paragraph" style:parent-style-name="Text_20_body" style:list-style-name="L3">
      <style:paragraph-properties fo:text-align="start" style:justify-single-word="false"/>
      <style:text-properties style:text-underline-style="none" officeooo:rsid="001e6df4" officeooo:paragraph-rsid="001eb650"/>
    </style:style>
    <style:style style:name="P14" style:family="paragraph" style:parent-style-name="Text_20_body" style:list-style-name="L3">
      <style:paragraph-properties fo:text-align="start" style:justify-single-word="false"/>
      <style:text-properties style:text-underline-style="none" officeooo:rsid="00220773" officeooo:paragraph-rsid="00220773"/>
    </style:style>
    <style:style style:name="P15" style:family="paragraph" style:parent-style-name="Text_20_body" style:list-style-name="L3">
      <style:paragraph-properties fo:text-align="start" style:justify-single-word="false"/>
      <style:text-properties style:text-underline-style="none" officeooo:rsid="001eb650" officeooo:paragraph-rsid="001eb650"/>
    </style:style>
    <style:style style:name="P16" style:family="paragraph" style:parent-style-name="Text_20_body" style:list-style-name="L3">
      <style:paragraph-properties fo:text-align="start" style:justify-single-word="false"/>
      <style:text-properties style:text-underline-style="none" officeooo:rsid="00205f8a" officeooo:paragraph-rsid="00205f8a"/>
    </style:style>
    <style:style style:name="P17" style:family="paragraph" style:parent-style-name="Text_20_body" style:list-style-name="L3">
      <style:paragraph-properties fo:text-align="start" style:justify-single-word="false"/>
      <style:text-properties style:text-underline-style="none" officeooo:rsid="0021859d" officeooo:paragraph-rsid="0021859d"/>
    </style:style>
    <style:style style:name="P18" style:family="paragraph" style:parent-style-name="Text_20_body" style:list-style-name="L3">
      <style:paragraph-properties fo:text-align="start" style:justify-single-word="false"/>
      <style:text-properties style:text-underline-style="none" officeooo:rsid="0021859d" officeooo:paragraph-rsid="002876dc"/>
    </style:style>
    <style:style style:name="P19" style:family="paragraph" style:parent-style-name="Text_20_body" style:list-style-name="L3">
      <style:paragraph-properties fo:text-align="start" style:justify-single-word="false"/>
      <style:text-properties style:text-underline-style="none" officeooo:rsid="002a47f5" officeooo:paragraph-rsid="002a47f5"/>
    </style:style>
    <style:style style:name="P20" style:family="paragraph" style:parent-style-name="Text_20_body" style:list-style-name="L3">
      <style:paragraph-properties fo:text-align="start" style:justify-single-word="false"/>
      <style:text-properties style:text-underline-style="none" officeooo:rsid="002876dc" officeooo:paragraph-rsid="002876dc"/>
    </style:style>
    <style:style style:name="P21" style:family="paragraph" style:parent-style-name="Text_20_body" style:list-style-name="L3">
      <style:paragraph-properties fo:text-align="start" style:justify-single-word="false"/>
      <style:text-properties style:text-underline-style="none" officeooo:rsid="001ae9bc" officeooo:paragraph-rsid="001ae9bc"/>
    </style:style>
    <style:style style:name="P22" style:family="paragraph" style:parent-style-name="Text_20_body" style:list-style-name="L3">
      <style:paragraph-properties fo:text-align="start" style:justify-single-word="false"/>
      <style:text-properties style:text-underline-style="none" officeooo:rsid="0022bac2" officeooo:paragraph-rsid="0022bac2"/>
    </style:style>
    <style:style style:name="P23" style:family="paragraph" style:parent-style-name="Text_20_body" style:list-style-name="L3">
      <style:paragraph-properties fo:text-align="start" style:justify-single-word="false"/>
      <style:text-properties style:text-underline-style="none" officeooo:rsid="001bb09d" officeooo:paragraph-rsid="001bb09d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7a7e9" officeooo:paragraph-rsid="0017a7e9"/>
    </style:style>
    <style:style style:name="T1" style:family="text">
      <style:text-properties officeooo:rsid="001ae9bc"/>
    </style:style>
    <style:style style:name="T2" style:family="text">
      <style:text-properties officeooo:rsid="001e173e"/>
    </style:style>
    <style:style style:name="T3" style:family="text">
      <style:text-properties officeooo:rsid="001eb650"/>
    </style:style>
    <style:style style:name="T4" style:family="text">
      <style:text-properties officeooo:rsid="00205f8a"/>
    </style:style>
    <style:style style:name="T5" style:family="text">
      <style:text-properties officeooo:rsid="0021859d"/>
    </style:style>
    <style:style style:name="T6" style:family="text">
      <style:text-properties officeooo:rsid="00220773"/>
    </style:style>
    <style:style style:name="T7" style:family="text">
      <style:text-properties officeooo:rsid="0022bac2"/>
    </style:style>
    <style:style style:name="T8" style:family="text">
      <style:text-properties officeooo:rsid="002470ef"/>
    </style:style>
    <style:style style:name="T9" style:family="text">
      <style:text-properties officeooo:rsid="0027d122"/>
    </style:style>
    <style:style style:name="T10" style:family="text">
      <style:text-properties officeooo:rsid="0028c3b0"/>
    </style:style>
    <style:style style:name="T11" style:family="text">
      <style:text-properties officeooo:rsid="002a7fd4"/>
    </style:style>
    <style:style style:name="T12" style:family="text">
      <style:text-properties officeooo:rsid="002a9d27"/>
    </style:style>
    <style:style style:name="T13" style:family="text">
      <style:text-properties officeooo:rsid="002c3688"/>
    </style:style>
    <style:style style:name="T14" style:family="text">
      <style:text-properties officeooo:rsid="002dbe03"/>
    </style:style>
    <style:style style:name="T15" style:family="text">
      <style:text-properties officeooo:rsid="002f33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des 1. Kundentreffens</text:p>
      <text:p text:style-name="P2"/>
      <text:p text:style-name="P3">Geplante Punkte:</text:p>
      <text:list xml:id="list4065779354" text:style-name="L1">
        <text:list-item>
          <text:p text:style-name="P6">ggf. Kennenlernen</text:p>
        </text:list-item>
        <text:list-item>
          <text:p text:style-name="P6">Projektvorstellung</text:p>
        </text:list-item>
        <text:list-item>
          <text:p text:style-name="P7">Fragen</text:p>
        </text:list-item>
      </text:list>
      <text:p text:style-name="P4">Geplante Ergebnisse:</text:p>
      <text:list xml:id="list3300360390" text:style-name="L2">
        <text:list-item>
          <text:p text:style-name="P24">Ausreichend Informationen zur Erstellung des Lastenheftes.</text:p>
        </text:list-item>
      </text:list>
      <text:p text:style-name="P5">Gesprächs<text:span text:style-name="T9">inhalt</text:span>:</text:p>
      <text:list xml:id="list2129292918" text:style-name="L3">
        <text:list-item>
          <text:p text:style-name="P9">Ausgabe der Informationen als Handout</text:p>
        </text:list-item>
        <text:list-item>
          <text:p text:style-name="P8">Grobe <text:span text:style-name="T2">Übersicht des Projekts:</text:span></text:p>
          <text:list>
            <text:list-item>
              <text:p text:style-name="P12">Webanwendung zum <text:span text:style-name="T13">N</text:span>achschauen, welches E-Auto zu einem passt</text:p>
              <text:list>
                <text:list-item>
                  <text:p text:style-name="P10">Kriterien: <text:span text:style-name="T8">Preis, Ladekosten,</text:span> Sportlichkeit, Eleganz, Werterhaltung, Rep<text:span text:style-name="T13">a</text:span>raturkosten, Herkunftsland, <text:span text:style-name="T1">Entfernung der Werkstatt zur Wohnung, Ladestationen und Adapter, Servicekomponenten, </text:span>Allrad</text:p>
                </text:list-item>
              </text:list>
            </text:list-item>
            <text:list-item>
              <text:p text:style-name="P13">Admin <text:span text:style-name="T6">(Angebotsseite)</text:span></text:p>
              <text:list>
                <text:list-item>
                  <text:p text:style-name="P13">zur Verwaltung <text:span text:style-name="T3">der Datenbank und der Webseite über eine Webdarstellung (optional)</text:span></text:p>
                </text:list-item>
                <text:list-item>
                  <text:p text:style-name="P14">kann Autodaten in Datenbank einpflegen <text:span text:style-name="T10">und editieren</text:span></text:p>
                </text:list-item>
              </text:list>
            </text:list-item>
            <text:list-item>
              <text:p text:style-name="P15">User <text:span text:style-name="T6">(Auswahlseite)</text:span></text:p>
              <text:list>
                <text:list-item>
                  <text:p text:style-name="P15">kann die Webseite über das Handy und den Internetbrowser öffnen</text:p>
                </text:list-item>
                <text:list-item>
                  <text:p text:style-name="P15">Wählt Kriterien aus, um etwas passende <text:span text:style-name="T13">E-Autos für ihn zu finden</text:span>, <text:span text:style-name="T4">bekommt Autos, die besonders gut zu ihm passen, auch wenn einige Kriterien vielleicht nicht erfüllt sind</text:span></text:p>
                </text:list-item>
              </text:list>
            </text:list-item>
            <text:list-item>
              <text:p text:style-name="P16">Fahrer <text:span text:style-name="T6">(Auswahlseite)</text:span></text:p>
              <text:list>
                <text:list-item>
                  <text:p text:style-name="P16">kann zusätzlich zu den Userfunktionen noch Autos bewerten</text:p>
                </text:list-item>
              </text:list>
            </text:list-item>
          </text:list>
        </text:list-item>
        <text:list-item>
          <text:p text:style-name="P17">Feinheiten: </text:p>
          <text:list>
            <text:list-item>
              <text:p text:style-name="P19">Es werden Dummydaten zur Demonstration benutzt</text:p>
            </text:list-item>
            <text:list-item>
              <text:p text:style-name="P11"><text:span text:style-name="T5">verwendet wird </text:span>MariaDB</text:p>
            </text:list-item>
            <text:list-item>
              <text:p text:style-name="P17">System zum <text:span text:style-name="T11">E</text:span>inpflegen der Daten in die Datenbank entwickeln (Maske oder automatisiert)</text:p>
            </text:list-item>
            <text:list-item>
              <text:p text:style-name="P18"><text:soft-page-break/>Design soll responsive sein <text:span text:style-name="T6">(dynamisch passt sich der View auf die Bildschirmgröße an, optional) </text:span></text:p>
            </text:list-item>
            <text:list-item>
              <text:p text:style-name="P20">auch als App auf dem Handy (optional)</text:p>
            </text:list-item>
            <text:list-item>
              <text:p text:style-name="P14">Intelligentes Anzeigen der Informationen von Autos: das was den Kunden am <text:span text:style-name="T14">E</text:span>hesten interessiert, wird angezeigt.</text:p>
            </text:list-item>
            <text:list-item>
              <text:p text:style-name="P14">Kriterien können als <text:span text:style-name="T15">M</text:span>uss-Bedingung oder <text:span text:style-name="T15">K</text:span>ann-Bedingung angegeben werden</text:p>
            </text:list-item>
            <text:list-item>
              <text:p text:style-name="P14">Datenbank begrenzt sich nicht nur auf verfügbare <text:span text:style-name="T7">Informationen, sondern Informationen werden generell als gegeben betrachtet</text:span></text:p>
            </text:list-item>
            <text:list-item>
              <text:p text:style-name="P21"><text:span text:style-name="T7">N</text:span>ur verfügbare Daten <text:span text:style-name="T7">werden angezeigt</text:span></text:p>
            </text:list-item>
          </text:list>
        </text:list-item>
        <text:list-item>
          <text:p text:style-name="P22">Allgemein: </text:p>
          <text:list>
            <text:list-item>
              <text:p text:style-name="P22">Es dürfen nur <text:span text:style-name="T12">O</text:span>pen <text:span text:style-name="T12">S</text:span>ource <text:span text:style-name="T15">Bibliotheken</text:span> verwendet werden, die immer mit Quellenangaben zu versehen sind.</text:p>
            </text:list-item>
            <text:list-item>
              <text:p text:style-name="P23">Kreativ aus der Idee etwas <text:span text:style-name="T15">G</text:span>utes mach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de" fo:country="DE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56:59.618833812</meta:creation-date>
    <dc:date>2018-10-22T14:44:01.311761929</dc:date>
    <meta:editing-duration>PT53M36S</meta:editing-duration>
    <meta:editing-cycles>14</meta:editing-cycles>
    <meta:generator>LibreOffice/6.1.2.1$Linux_X86_64 LibreOffice_project/10$Build-1</meta:generator>
    <meta:document-statistic meta:table-count="0" meta:image-count="0" meta:object-count="0" meta:page-count="2" meta:paragraph-count="33" meta:word-count="261" meta:character-count="1809" meta:non-whitespace-character-count="1607"/>
  </office:meta>
</office:document-meta>
</file>